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85a" officeooo:paragraph-rsid="0013685a"/>
    </style:style>
    <style:style style:name="P2" style:family="paragraph" style:parent-style-name="Standard">
      <style:text-properties officeooo:rsid="0014fbbc" officeooo:paragraph-rsid="0014fbbc"/>
    </style:style>
    <style:style style:name="P3" style:family="paragraph" style:parent-style-name="Standard">
      <style:text-properties officeooo:rsid="0016eab5" officeooo:paragraph-rsid="0016e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pour les présentations : </text:p>
      <text:p text:style-name="P1"/>
      <text:p text:style-name="P1"/>
      <text:p text:style-name="P1">Form of slides : </text:p>
      <text:p text:style-name="P1"/>
      <text:p text:style-name="P1"><text:s text:c="4"/>- Slides full of text that you just read are STRICTLY FORBIDDEN</text:p>
      <text:p text:style-name="P1"><text:s text:c="4"/>- You must put Diagrams / Plots / schemas / Key values </text:p>
      <text:p text:style-name="P1"><text:s text:c="4"/>-You have to provide interesting analysis of your plot. Not just “it goes up – it goes down. I can see that from the plot, okay ?</text:p>
      <text:p text:style-name="P1"/>
      <text:p text:style-name="P1"/>
      <text:p text:style-name="P1">Here is a suggestion of a Plan for your presentation : </text:p>
      <text:p text:style-name="P1"/>
      <text:p text:style-name="P1">Part 1 Data exploratory</text:p>
      <text:p text:style-name="P1">- Introduction</text:p>
      <text:p text:style-name="P1"><text:s text:c="6"/>Stating the problematic you have or want to study </text:p>
      <text:p text:style-name="P1"><text:s text:c="6"/>Why it is an interesting problematic</text:p>
      <text:p text:style-name="P1"><text:s text:c="6"/>Source of dataset</text:p>
      <text:p text:style-name="P1"/>
      <text:p text:style-name="P1"/>
      <text:p text:style-name="P1">- Overall presentation of the dataset</text:p>
      <text:p text:style-name="P1"><text:s text:c="5"/>Clean / Dirty. Most interesting columns. Missing values </text:p>
      <text:p text:style-name="P1"><text:s text:c="5"/>Tell briefly what transformations you to do </text:p>
      <text:p text:style-name="P1"><text:s text:c="5"/></text:p>
      <text:p text:style-name="P1">- Analysis with plots and key figures</text:p>
      <text:p text:style-name="P1"/>
      <text:p text:style-name="P1">Conclusion </text:p>
      <text:p text:style-name="P1"/>
      <text:p text:style-name="P1">Part 2 : Machine learning </text:p>
      <text:p text:style-name="P3">It needs not to be complicated or to have top notch performance. Just doing something that make sense ok ? </text:p>
      <text:p text:style-name="P3"/>
      <text:p text:style-name="P1"><text:tab/>What do you want to predict (target label). </text:p>
      <text:p text:style-name="P1"><text:s text:c="12"/>What are the features you used </text:p>
      <text:p text:style-name="P1"><text:s text:c="12"/>The feature engineering you may have done</text:p>
      <text:p text:style-name="P1"><text:s text:c="12"/>The model you used</text:p>
      <text:p text:style-name="P1"><text:tab/>Results on Train and Test</text:p>
      <text:p text:style-name="P1"/>
      <text:p text:style-name="P1">Conclusion </text:p>
      <text:p text:style-name="P1"/>
      <text:p text:style-name="P1"><text:s text:c="7"/></text:p>
      <text:p text:style-name="P2">10 minutes per pres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09:57:51.752866539</meta:creation-date>
    <dc:date>2019-11-23T10:11:20.848757892</dc:date>
    <meta:editing-duration>PT13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83" meta:character-count="1102" meta:non-whitespace-character-count="840"/>
  </office:meta>
</office:document-meta>
</file>